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7.767cm" svg:y="2.756cm">
            <draw:object draw:notify-on-update-of-ranges="Feuille1.C6:Feuille1.C10 Feuille1.D6:Feuille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quipe 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sition </text:p>
          </table:table-cell>
          <table:table-cell office:value-type="string" calcext:value-type="string">
            <text:p>Gain de fin de saison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is SG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1" calcext:value-type="float">
            <text:p>1</text:p>
          </table:table-cell>
          <table:table-cell office:value-type="float" office:value="-16.34" calcext:value-type="float">
            <text:p>-16,34</text:p>
          </table:table-cell>
          <table:table-cell/>
        </table:table-row>
        <table:table-row table:style-name="ro1">
          <table:table-cell office:value-type="string" calcext:value-type="string">
            <text:p>Montpellier </text:p>
          </table:table-cell>
          <table:table-cell office:value-type="float" office:value="277639" calcext:value-type="float">
            <text:p>277639</text:p>
          </table:table-cell>
          <table:table-cell office:value-type="float" office:value="7" calcext:value-type="float">
            <text:p>7</text:p>
          </table:table-cell>
          <table:table-cell office:value-type="float" office:value="23.65" calcext:value-type="float">
            <text:p>23,65</text:p>
          </table:table-cell>
          <table:table-cell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77270" calcext:value-type="float">
            <text:p>277270</text:p>
          </table:table-cell>
          <table:table-cell office:value-type="float" office:value="11" calcext:value-type="float">
            <text:p>11</text:p>
          </table:table-cell>
          <table:table-cell office:value-type="float" office:value="12.52" calcext:value-type="float">
            <text:p>12,52</text:p>
          </table:table-cell>
          <table:table-cell/>
        </table:table-row>
        <table:table-row table:style-name="ro1">
          <table:table-cell office:value-type="string" calcext:value-type="string">
            <text:p>Bordeaux </text:p>
          </table:table-cell>
          <table:table-cell office:value-type="float" office:value="249712" calcext:value-type="float">
            <text:p>249712</text:p>
          </table:table-cell>
          <table:table-cell office:value-type="float" office:value="15" calcext:value-type="float">
            <text:p>15</text:p>
          </table:table-cell>
          <table:table-cell office:value-type="float" office:value="2.28" calcext:value-type="float">
            <text:p>2,28</text:p>
          </table:table-cell>
          <table:table-cell/>
        </table:table-row>
        <table:table-row table:style-name="ro1" table:number-rows-repeated="37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latif =</text:p>
          </table:table-cell>
          <table:table-cell office:value-type="string" calcext:value-type="string">
            <text:p>Max = </text:p>
          </table:table-cell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968253968253968" calcext:value-type="float">
            <text:p>0,96825396825396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3015873015873" calcext:value-type="float">
            <text:p>0,3301587301587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746031746031746" calcext:value-type="float">
            <text:p>0,74603174603174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96825396825397" calcext:value-type="float">
            <text:p>0,59682539682539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44444444444445" calcext:value-type="float">
            <text:p>0,04444444444444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71428571428571" calcext:value-type="float">
            <text:p>0,1714285714285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88888888888889" calcext:value-type="float">
            <text:p>0,2888888888888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79365079365079" calcext:value-type="float">
            <text:p>0,47936507936507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66666666666667" calcext:value-type="float">
            <text:p>0,2666666666666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38095238095238" calcext:value-type="float">
            <text:p>0,6380952380952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77777777777778" calcext:value-type="float">
            <text:p>0,37777777777777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736507936507937" calcext:value-type="float">
            <text:p>0,7365079365079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28571428571429" calcext:value-type="float">
            <text:p>0,6285714285714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41269841269841" calcext:value-type="float">
            <text:p>0,44126984126984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87301587301587" calcext:value-type="float">
            <text:p>0,1873015873015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95238095238095" calcext:value-type="float">
            <text:p>0,09523809523809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84126984126984" calcext:value-type="float">
            <text:p>0,38412698412698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06349206349206" calcext:value-type="float">
            <text:p>0,0063492063492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14285714285714" calcext:value-type="float">
            <text:p>0,3142857142857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66666666666667" calcext:value-type="float">
            <text:p>0,6666666666666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25396825396825" calcext:value-type="float">
            <text:p>0,2253968253968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49206349206349" calcext:value-type="float">
            <text:p>0,14920634920634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25396825396825" calcext:value-type="float">
            <text:p>0,02539682539682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263492063492063" calcext:value-type="float">
            <text:p>0,2634920634920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55555555555556" calcext:value-type="float">
            <text:p>0,35555555555555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0952380952381" calcext:value-type="float">
            <text:p>0,40952380952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834920634920635" calcext:value-type="float">
            <text:p>0,8349206349206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80952380952381" calcext:value-type="float">
            <text:p>0,18095238095238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476190476190476" calcext:value-type="float">
            <text:p>0,47619047619047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14285714285714" calcext:value-type="float">
            <text:p>0,1142857142857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50793650793651" calcext:value-type="float">
            <text:p>0,05079365079365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698412698412698" calcext:value-type="float">
            <text:p>0,69841269841269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42857142857143" calcext:value-type="float">
            <text:p>0,5428571428571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22222222222222" calcext:value-type="float">
            <text:p>0,02222222222222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117460317460317" calcext:value-type="float">
            <text:p>0,1174603174603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006349206349206" calcext:value-type="float">
            <text:p>0,00634920634920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393650793650794" calcext:value-type="float">
            <text:p>0,3936507936507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3"/>
          <table:table-cell office:value-type="float" office:value="0.533333333333333" calcext:value-type="float">
            <text:p>0,533333333333333</text:p>
          </table:table-cell>
          <table:table-cell office:value-type="float" office:value="315" calcext:value-type="float">
            <text:p>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52:48.122000000</meta:creation-date>
    <dc:date>2021-07-29T13:17:17.271000000</dc:date>
    <meta:editing-duration>PT1H11M28S</meta:editing-duration>
    <meta:editing-cycles>1</meta:editing-cycles>
    <meta:document-statistic meta:table-count="1" meta:cell-count="101" meta:object-count="1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5cm" style:legend-expansion="high" chart:style-name="ch2"/>
        <chart:plot-area chart:style-name="ch3" table:cell-range-address="Feuille1.C6:Feuille1.D10" svg:x="0.32cm" svg:y="0.18cm" svg:width="12.965cm" svg:height="8.64cm">
          <chart:coordinate-region svg:x="1.083cm" svg:y="0.375cm" svg:width="12.006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6:Feuille1.D10" chart:class="chart:scatter">
            <chart:domain table:cell-range-address="Feuille1.C6:Feuille1.C10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C6:Feuille1.C10</svg:desc>
                </draw:g>
              </table:table-cell>
              <table:table-cell office:value-type="float" office:value="-16.34">
                <text:p>-16.34</text:p>
                <draw:g>
                  <svg:desc>Feuille1.D6:Feuille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